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01000000015F87F69F6B81DF4F.gif" manifest:media-type="image/gi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6-1 Discussion: Risk Analysis Techniques</text:h>
      <text:p text:style-name="P1">Michael Surdek posted Sep 1, 2021 8:59 PM</text:p>
      <text:p text:style-name="P1"><draw:frame draw:style-name="fr1" draw:name="Image1" text:anchor-type="as-char" svg:width="0.0161in" svg:height="0.0161in" draw:z-index="0"><draw:image xlink:href="Pictures/1000020000000001000000015F87F69F6B81DF4F.gif" xlink:type="simple" xlink:show="embed" xlink:actuate="onLoad" loext:mime-type="image/gif"/><svg:title>Last edited: Wednesday, September 1, 2021 9:01 PM EDT</svg:title></draw:frame><text:s/></text:p>
      <text:p text:style-name="P1"><text:bookmark text:name="d2l_2_3_509"/>This page automatically marks posts as read as you scroll.</text:p>
      <text:p text:style-name="Text_20_body"><text:bookmark text:name="d2l_2_6_560"/><text:a xlink:type="simple" xlink:href="javascript:void(0);" text:style-name="Internet_20_link" text:visited-style-name="Visited_20_Internet_20_Link">Adjust automatic marking as read setting</text:a> </text:p>
      <text:p text:style-name="Text_20_body">Qualitative and quantitative analysis are techniques used to develop insight into potential risks and their impacts on project outcomes. Both of these methods will improve a project team's abilities to prepare and respond to the most critical risks that the project faces. Qualitative analysis is typically less complex than quantitative analysis, and for that reason should be performed on any project. (MindEdge) On the other hand, time and resources should only be dedicated to quantitative risk analysis when further insight is required. In general, qualitative analysis is sufficient for most small and medium sized projects, as well as those that are similar to previous projects or that share common potential risks and clear impacts.</text:p>
      <text:p text:style-name="Text_20_body">Qualitative analysis involves developing ranges or scales for risk probabilities and impacts and assigning each identified risk according to its perceived rating. Tools for this technique include probability &amp; impact matrices, sequenced lists, and risk assessment matrices. Although qualitative methods do require precise estimates or dollar amounts, numbers are often incorporated to communicate the severity of risks. For further insight, quantitative analysis uses numbers to compare alternatives and to navigate complex scenarios. This is especially useful when individual risk events can have multiple possible effects on project systems and processes. (MindEdge) Tools for this technique include decision trees, sensitivity analysis, and simulations. When executed in accordance with project-specific requirements, these risk analysis techniques help practitioners develop effective risk response plans, which increase the likelihood of project success.</text:p>
      <text:p text:style-name="P2">References:</text:p>
      <text:p text:style-name="Text_20_body">"Module Six: Project Risk Management." 2021. MindEdge Inc. Retrieved from https://snhu.mindedgeonline.com/content.php?cid=87505</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20:48:01.042390400</meta:creation-date>
    <dc:date>2021-09-14T19:21:26.490653022</dc:date>
    <meta:editing-duration>PT1M42S</meta:editing-duration>
    <meta:editing-cycles>3</meta:editing-cycles>
    <meta:generator>LibreOffice/6.4.7.2$Linux_X86_64 LibreOffice_project/40$Build-2</meta:generator>
    <meta:document-statistic meta:table-count="0" meta:image-count="1" meta:object-count="0" meta:page-count="1" meta:paragraph-count="9" meta:word-count="282" meta:character-count="2019" meta:non-whitespace-character-count="1743"/>
  </office:meta>
</office:document-meta>
</file>